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iti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atD</text:p>
          </table:table-cell>
          <table:table-cell office:value-type="string" calcext:value-type="string">
            <text:p>LatM</text:p>
          </table:table-cell>
          <table:table-cell office:value-type="string" calcext:value-type="string">
            <text:p>LatS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LonD</text:p>
          </table:table-cell>
          <table:table-cell office:value-type="string" calcext:value-type="string">
            <text:p>LonM</text:p>
          </table:table-cell>
          <table:table-cell office:value-type="string" calcext:value-type="string">
            <text:p>LonS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ankto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sconsin Dell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lliston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W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WV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natche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ycross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usau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lla Walla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incenne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icksburg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alley City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aldosta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on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win Falls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pelo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verse City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wainsboro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roudsburg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mino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ult Sainte Marie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rasota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Angel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lina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int Johnsbury</text:p>
          </table:table-cell>
          <table:table-cell office:value-type="string" calcext:value-type="string">
            <text:p>V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int Cloud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int Augustine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V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swell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cky Mount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chfield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hinelander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 Bluff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O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1290" meta:object-count="0"/>
    <meta:generator>LibreOffice/6.4.2.2$Linux_X86_64 LibreOffice_project/470efa65018866d4eccd0320fc85de07297c8d71</meta:generator>
  </office:meta>
</office:document-meta>
</file>